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ourier New" fo:font-size="14pt" fo:font-weight="bold" officeooo:rsid="000ae0a4" officeooo:paragraph-rsid="000ca4c7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4pt" fo:font-weight="bold" officeooo:rsid="000ae0a4" officeooo:paragraph-rsid="000e1290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4pt" fo:font-weight="bold" officeooo:rsid="000ae0a4" officeooo:paragraph-rsid="000f123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ourier New" fo:font-size="14pt" fo:font-weight="bold" officeooo:rsid="000ae0a4" officeooo:paragraph-rsid="0010eaa7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ourier New" fo:font-size="14pt" fo:font-weight="bold" officeooo:rsid="00134be6" officeooo:paragraph-rsid="00134be6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ourier New" fo:font-size="14pt" fo:font-weight="bold" officeooo:paragraph-rsid="0016dab8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ourier New" fo:font-size="12pt" fo:font-weight="bold" officeooo:rsid="001e5c8f" officeooo:paragraph-rsid="001e5c8f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urier New" fo:font-size="12pt" fo:letter-spacing="-0.007cm" fo:font-weight="bold" officeooo:rsid="001fd00f" officeooo:paragraph-rsid="001fd00f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Courier New" fo:font-size="14pt" fo:letter-spacing="-0.014cm" fo:font-weight="bold" officeooo:rsid="00266e71" officeooo:paragraph-rsid="00266e71" style:font-size-asian="14pt" style:font-weight-asian="bold" style:font-size-complex="14pt" style:font-weight-complex="bold" style:text-scale="88%"/>
    </style:style>
    <style:style style:name="P12" style:family="paragraph" style:parent-style-name="Standard">
      <style:text-properties fo:color="#000000"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Courier New" fo:font-size="12pt" fo:font-weight="bold" officeooo:rsid="001e5c8f" officeooo:paragraph-rsid="001d6c66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Courier New" fo:font-size="12pt" fo:font-weight="bold" officeooo:rsid="001fd00f" officeooo:paragraph-rsid="001e5c8f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Courier New" fo:font-size="12pt" fo:letter-spacing="-0.007cm" fo:font-weight="bold" officeooo:rsid="0020329e" officeooo:paragraph-rsid="001fd00f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Courier New" fo:font-size="12pt" fo:letter-spacing="-0.007cm" fo:font-weight="bold" officeooo:rsid="00283123" officeooo:paragraph-rsid="00283123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ourier New" fo:font-size="14pt" fo:font-weight="bold" officeooo:rsid="00214502" officeooo:paragraph-rsid="00214502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ourier New" fo:font-size="14pt" fo:font-weight="bold" officeooo:rsid="00214502" officeooo:paragraph-rsid="00233d48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Courier New" fo:font-size="14pt" fo:font-weight="bold" officeooo:rsid="0017576b" officeooo:paragraph-rsid="00214502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ourier New" fo:font-size="14pt" fo:font-weight="bold" officeooo:paragraph-rsid="00214502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Courier New" fo:font-size="14pt" fo:font-weight="bold" officeooo:rsid="000ae0a4" officeooo:paragraph-rsid="000ca4c7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Courier New" fo:font-size="14pt" fo:font-weight="bold" officeooo:rsid="000ae0a4" officeooo:paragraph-rsid="00235a21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Courier New" fo:font-size="14pt" fo:font-weight="bold" officeooo:rsid="000ae0a4" officeooo:paragraph-rsid="0024a0c5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Courier New" fo:font-size="14pt" fo:font-weight="bold" officeooo:rsid="00233d48" officeooo:paragraph-rsid="00233d48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Courier New" fo:font-size="14pt" fo:font-weight="bold" officeooo:rsid="000f1234" officeooo:paragraph-rsid="000f1234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Courier New" fo:font-size="14pt" fo:font-weight="bold" officeooo:rsid="000f1234" officeooo:paragraph-rsid="0024a0c5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Courier New" fo:font-size="14pt" fo:font-weight="bold" officeooo:rsid="00134be6" officeooo:paragraph-rsid="00134be6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Courier New" fo:font-size="14pt" fo:font-weight="bold" officeooo:rsid="00266e71" officeooo:paragraph-rsid="00266e71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Courier New" fo:font-size="14pt" fo:font-weight="bold" officeooo:rsid="00233d48" officeooo:paragraph-rsid="00233d48" fo:background-color="#000000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Courier New" fo:font-size="14pt" fo:font-weight="bold" officeooo:rsid="00235a21" officeooo:paragraph-rsid="00235a21" fo:background-color="#000000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Courier New" fo:font-size="14pt" fo:font-weight="bold" officeooo:rsid="0024a0c5" officeooo:paragraph-rsid="0024a0c5" fo:background-color="#000000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Courier New" fo:font-size="14pt" fo:font-weight="bold" officeooo:rsid="002510d2" officeooo:paragraph-rsid="002510d2" fo:background-color="#000000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Courier New" fo:font-size="14pt" fo:font-weight="bold" officeooo:rsid="00266e71" officeooo:paragraph-rsid="00266e71" fo:background-color="#000000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Courier New" fo:font-size="14pt" fo:letter-spacing="-0.014cm" fo:font-weight="bold" officeooo:rsid="00266e71" officeooo:paragraph-rsid="00266e71" style:font-size-asian="14pt" style:font-weight-asian="bold" style:font-size-complex="14pt" style:font-weight-complex="bold" style:text-scale="96%"/>
    </style:style>
    <style:style style:name="P36" style:family="paragraph" style:parent-style-name="Standard">
      <style:text-properties style:font-name="Courier New" fo:font-size="14pt" fo:letter-spacing="-0.014cm" fo:font-weight="bold" officeooo:rsid="00266e71" officeooo:paragraph-rsid="00266e71" style:font-size-asian="14pt" style:font-weight-asian="bold" style:font-size-complex="14pt" style:font-weight-complex="bold" style:text-scale="88%"/>
    </style:style>
    <style:style style:name="P37" style:family="paragraph" style:parent-style-name="Standard">
      <style:paragraph-properties fo:text-align="center" style:justify-single-word="false"/>
      <style:text-properties style:font-name="Courier New" fo:font-size="16pt" fo:font-weight="bold" officeooo:rsid="00214502" officeooo:paragraph-rsid="00214502" style:font-size-asian="16pt" style:font-weight-asian="bold" style:font-size-complex="16pt" style:font-weight-complex="bold"/>
    </style:style>
    <style:style style:name="P38" style:family="paragraph" style:parent-style-name="Standard">
      <style:text-properties fo:color="#ffffff" style:font-name="Courier New" fo:font-size="12pt" fo:letter-spacing="-0.007cm" fo:font-weight="bold" officeooo:rsid="00283123" officeooo:paragraph-rsid="00283123" fo:background-color="#ff3333" style:font-size-asian="12pt" style:font-weight-asian="bold" style:font-size-complex="12pt" style:font-weight-complex="bold"/>
    </style:style>
    <style:style style:name="T1" style:family="text">
      <style:text-properties fo:color="#ff9900"/>
    </style:style>
    <style:style style:name="T2" style:family="text">
      <style:text-properties fo:color="#ff9900" officeooo:rsid="000ae0a4"/>
    </style:style>
    <style:style style:name="T3" style:family="text">
      <style:text-properties fo:color="#ff9900" officeooo:rsid="00214502"/>
    </style:style>
    <style:style style:name="T4" style:family="text">
      <style:text-properties fo:color="#ff9900" officeooo:rsid="00235a21"/>
    </style:style>
    <style:style style:name="T5" style:family="text">
      <style:text-properties officeooo:rsid="000ae0a4"/>
    </style:style>
    <style:style style:name="T6" style:family="text">
      <style:text-properties officeooo:rsid="000ca4c7"/>
    </style:style>
    <style:style style:name="T7" style:family="text">
      <style:text-properties fo:color="#000000"/>
    </style:style>
    <style:style style:name="T8" style:family="text">
      <style:text-properties fo:color="#000000" officeooo:rsid="0026ce61"/>
    </style:style>
    <style:style style:name="T9" style:family="text">
      <style:text-properties fo:background-color="#000000" loext:char-shading-value="0"/>
    </style:style>
    <style:style style:name="T10" style:family="text">
      <style:text-properties officeooo:rsid="00214502" fo:background-color="#000000" loext:char-shading-value="0"/>
    </style:style>
    <style:style style:name="T11" style:family="text">
      <style:text-properties style:use-window-font-color="true"/>
    </style:style>
    <style:style style:name="T12" style:family="text">
      <style:text-properties officeooo:rsid="00214502"/>
    </style:style>
    <style:style style:name="T13" style:family="text">
      <style:text-properties officeooo:rsid="00233d48"/>
    </style:style>
    <style:style style:name="T14" style:family="text">
      <style:text-properties officeooo:rsid="00235a21"/>
    </style:style>
    <style:style style:name="T15" style:family="text">
      <style:text-properties officeooo:rsid="0024a0c5"/>
    </style:style>
    <style:style style:name="T16" style:family="text">
      <style:text-properties fo:color="#9900ff" officeooo:rsid="000ae0a4"/>
    </style:style>
    <style:style style:name="T17" style:family="text">
      <style:text-properties fo:color="#9900ff" officeooo:rsid="0024a0c5"/>
    </style:style>
    <style:style style:name="T18" style:family="text">
      <style:text-properties officeooo:rsid="00266e71"/>
    </style:style>
    <style:style style:name="T19" style:family="text">
      <style:text-properties fo:color="#ff3333"/>
    </style:style>
    <style:style style:name="T20" style:family="text">
      <style:text-properties officeooo:rsid="002a1094"/>
    </style:style>
    <style:style style:name="T21" style:family="text">
      <style:text-properties officeooo:rsid="002a6a6a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style:text-line-through-style="solid" style:text-line-through-type="single" officeooo:rsid="002a6a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9">TYPY DANYCH</text:span></text:p>
      <text:p text:style-name="P18"><text:span text:style-name="T9"/></text:p>
      <text:p text:style-name="P18"><text:span text:style-name="T9">ZMIANA LICZBY CAŁKOWITEJ NA ZMIENNOPRZECINKOWĄ</text:span></text:p>
      <text:p text:style-name="P1">&gt;&gt;&gt; <text:span text:style-name="T12">a = 24</text:span></text:p>
      <text:p text:style-name="P1">&gt;&gt;&gt; <text:span text:style-name="T12">b = </text:span><text:span text:style-name="T3">float</text:span><text:span text:style-name="T12">(a)</text:span></text:p>
      <text:p text:style-name="P18">&gt;&gt;&gt; a</text:p>
      <text:p text:style-name="P18">&gt;&gt;&gt; b</text:p>
      <text:p text:style-name="P1"/>
      <text:p text:style-name="P20"><text:span text:style-name="T10">ZMIANA LICZBY ZMIENNOPRZECINKOWEJ NA CAŁKOWITĄ</text:span><text:line-break/></text:p>
      <text:p text:style-name="P7">&gt;&gt;&gt; <text:span text:style-name="T12">c = 38.0</text:span></text:p>
      <text:p text:style-name="P21">&gt;&gt;&gt; <text:span text:style-name="T12">d =</text:span> <text:span text:style-name="T1">int</text:span><text:span text:style-name="T12">(c)</text:span></text:p>
      <text:p text:style-name="P18">&gt;&gt;&gt; c</text:p>
      <text:p text:style-name="P18">&gt;&gt;&gt; d</text:p>
      <text:p text:style-name="P21"/>
      <text:p text:style-name="P30">BŁĄD ZAOKRĄLENIA</text:p>
      <text:p text:style-name="P19"/>
      <text:p text:style-name="P19">&gt;&gt;&gt; <text:span text:style-name="T13">0.1. + 0.2</text:span></text:p>
      <text:p text:style-name="P2">&gt;&gt;&gt; <text:span text:style-name="T1">print</text:span> <text:span text:style-name="T13">0.1 + 0.2</text:span></text:p>
      <text:p text:style-name="P25">&gt;&gt;&gt; e = 54.99</text:p>
      <text:p text:style-name="P25">&gt;&gt;&gt; f = int(e)</text:p>
      <text:p text:style-name="P25">&gt;&gt;&gt; <text:s/><text:span text:style-name="T2">print </text:span><text:span text:style-name="T7">e</text:span></text:p>
      <text:p text:style-name="P25"><text:span text:style-name="T1">&gt;&gt;&gt; <text:s/></text:span><text:span text:style-name="T2">print </text:span><text:span text:style-name="T7">f</text:span></text:p>
      <text:p text:style-name="P2"/>
      <text:p text:style-name="P31">ZAMIANA ŁAŃCUCHA ZNAKOWEGO NA LICZBĘ ZMIENNOPRZECINKOWĄ</text:p>
      <text:p text:style-name="P2">&gt;&gt;&gt; <text:span text:style-name="T6">a = ‘76.3’</text:span></text:p>
      <text:p text:style-name="P23">&gt;&gt;&gt; <text:span text:style-name="T14">b =</text:span> <text:span text:style-name="T4">float</text:span><text:span text:style-name="T14">(a)</text:span></text:p>
      <text:p text:style-name="P3">&gt;&gt;<text:span text:style-name="T14">&gt; a</text:span></text:p>
      <text:p text:style-name="P23">&gt;&gt;&gt; <text:span text:style-name="T4">print </text:span><text:span text:style-name="T14">b</text:span></text:p>
      <text:p text:style-name="P23"/>
      <text:p text:style-name="P32">SPRAWDZANIE TYPU</text:p>
      <text:p text:style-name="P5"/>
      <text:p text:style-name="P26"><text:span text:style-name="T15">&gt;&gt;&gt; a</text:span> = ‘<text:span text:style-name="T15">44.2’</text:span></text:p>
      <text:p text:style-name="P27"><text:span text:style-name="T15">&gt;&gt;&gt; b</text:span> = <text:span text:style-name="T15">44.2</text:span></text:p>
      <text:p text:style-name="P4">&gt;&gt;&gt; <text:span text:style-name="T17">type</text:span><text:span text:style-name="T15">(a)</text:span></text:p>
      <text:p text:style-name="P24">&gt;&gt;&gt; <text:span text:style-name="T17">type</text:span><text:span text:style-name="T15">(b)</text:span></text:p>
      <text:p text:style-name="P24"/>
      <text:p text:style-name="P33">BŁĘDY</text:p>
      <text:p text:style-name="P6">&gt;&gt;&gt; <text:span text:style-name="T2">print</text:span><text:span text:style-name="T5"> </text:span><text:span text:style-name="T16">float</text:span><text:span text:style-name="T5">(‘marek’)</text:span></text:p>
      <text:p text:style-name="P6"/>
      <text:p text:style-name="P34"><text:span text:style-name="T11">ZASTOSOWANIE</text:span></text:p>
      <text:p text:style-name="P6"/>
      <text:p text:style-name="P29">cel = 5/9 * (fahr – 32)</text:p>
      <text:p text:style-name="P35">cel = <text:span text:style-name="T19">5.0</text:span>/9 * (fahr – 32) albo cel = 5/<text:span text:style-name="T19">9.0</text:span> * (fahr – 32)</text:p>
      <text:p text:style-name="P36">cel = <text:span text:style-name="T16">float</text:span><text:span text:style-name="T5">(</text:span>5) / 9 * (fahr – 32) albo cel = 5/<text:span text:style-name="T16">float</text:span><text:span text:style-name="T5">(</text:span>9) * (fahr – 32)</text:p>
      <text:p text:style-name="P12"><text:soft-page-break/>1. J<text:span text:style-name="T18">eśli skorzystasz z funkcji int(), a by zamienić <text:s/>liczbę zmiennoprzecinkową na całkowitą, to zostanie ona zaokrąlona w górę czy w dół?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2. <text:span text:style-name="T18">Która linijka kodu zadziała?</text:span></text:p>
      <text:p text:style-name="P12"/>
      <text:p text:style-name="P11">cel = <text:span text:style-name="T16">float</text:span><text:span text:style-name="T5">(</text:span>5 / 9 * (fahr – 32))</text:p>
      <text:p text:style-name="P11">czy ta:</text:p>
      <text:p text:style-name="P11">cel = 5 / 9 * <text:span text:style-name="T16">float</text:span>(fahr – 32)</text:p>
      <text:p text:style-name="P11">Jeśli nie zadziała poprawnie to dlaczego?</text:p>
      <text:p text:style-name="P12"/>
      <text:p text:style-name="P12"/>
      <text:p text:style-name="P12"/>
      <text:p text:style-name="P12"/>
      <text:p text:style-name="P8"><text:span text:style-name="T7">3. </text:span><text:span text:style-name="T8">Korzystając z funkcji float(), utwórz liczbę na podstawie łańcucha znakowego ‘12.34’. Sprawdź czy wynik, który otrzymasz, jest na pewno liczbą.</text:span></text:p>
      <text:p text:style-name="P13"/>
      <text:p text:style-name="P13"/>
      <text:p text:style-name="P13"/>
      <text:p text:style-name="P13"/>
      <text:p text:style-name="P13"/>
      <text:p text:style-name="P9"><text:span text:style-name="T7">4. </text:span><text:span text:style-name="T8">Utwórz za pomocą funkcji int() nową liczbę całkowitą na podstawie ułamka 56.78. Czy wynik został zaokrąlony w górę, czy w dół?</text:span></text:p>
      <text:p text:style-name="P14"/>
      <text:p text:style-name="P14"/>
      <text:p text:style-name="P14"/>
      <text:p text:style-name="P14"/>
      <text:p text:style-name="P14"/>
      <text:p text:style-name="P10"><text:span text:style-name="T7">5. </text:span><text:span text:style-name="T8">Utwórz za pomocą funkcji int() nową liczbę całkowitą na podstawie łańcucha znakowego ‘123’. Sprawdź czy wynik jest na pewno liczbą całkowitą.</text:span></text:p>
      <text:p text:style-name="P15"/>
      <text:p text:style-name="P15"/>
      <text:p text:style-name="P15"/>
      <text:p text:style-name="P38"><text:s/>-<text:span text:style-name="T21">=*</text:span> DLA HAKERÓW *<text:span text:style-name="T21">=-</text:span></text:p>
      <text:p text:style-name="P16">Jak, <text:span text:style-name="T20">używając tylko </text:span>funkcji int(), zaokrąglisz liczbę zgodnie ze standardowymi zasadami, zamiast zaokrąglać ją w dół?<text:line-break/>Przykładowo liczba 13.2 powinna zostać zaokrąglona do liczby 13, a liczba 13.7 – do liczby 1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Kaczor</meta:initial-creator>
    <meta:creation-date>2017-11-01T10:34:22.127343000</meta:creation-date>
    <dc:date>2017-11-25T09:56:11.433125000</dc:date>
    <dc:creator>Paweł Kaczor</dc:creator>
    <meta:editing-duration>PT57M8S</meta:editing-duration>
    <meta:editing-cycles>31</meta:editing-cycles>
    <meta:generator>LibreOffice/5.4.1.2$MacOSX_X86_64 LibreOffice_project/ea7cb86e6eeb2bf3a5af73a8f7777ac570321527</meta:generator>
    <meta:document-statistic meta:table-count="0" meta:image-count="0" meta:object-count="0" meta:page-count="2" meta:paragraph-count="45" meta:word-count="284" meta:character-count="1558" meta:non-whitespace-character-count="1306"/>
  </office:meta>
</office:document-meta>
</file>